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 style:font-adornments="Regular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7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75cm" fo:min-width="6.6cm"/>
    </style:style>
    <style:style style:name="gr20" style:family="graphic" style:parent-style-name="objectwithoutfill">
      <style:graphic-properties svg:stroke-width="0.035cm" svg:stroke-color="#cc33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cc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ffcc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ccff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0000cc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264cm" fo:min-width="0.014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66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cc3300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cc3300" draw:textarea-horizontal-align="justify" draw:textarea-vertical-align="middle" draw:auto-grow-height="false" fo:min-height="0.069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ffffff"/>
      <style:text-properties style:font-name="cmmi10" fo:font-size="8pt" fo:font-weight="normal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style:font-name="cmmi10" fo:font-size="8pt" fo:font-weight="normal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style:font-name="cmr10" fo:font-size="8pt" fo:font-weight="normal" style:font-size-asian="12pt" style:font-weight-asian="bold" style:font-size-complex="12pt" style:font-weight-complex="bold"/>
    </style:style>
    <style:style style:name="P10" style:family="paragraph">
      <loext:graphic-properties draw:fill-color="#cc3300"/>
      <style:paragraph-properties fo:text-align="center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1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1" fo:font-size="12pt" fo:font-weight="normal" style:font-name-asian="cmmi101" style:font-size-asian="12pt" style:font-weight-asian="bold" style:font-name-complex="cmmi101" style:font-size-complex="12pt" style:font-weight-complex="bold"/>
    </style:style>
    <style:style style:name="T6" style:family="text">
      <style:text-properties style:font-name="cmmi10" fo:font-size="8pt" fo:font-weight="normal" style:font-size-asian="12pt" style:font-weight-asian="bold" style:font-size-complex="12pt" style:font-weight-complex="bold"/>
    </style:style>
    <style:style style:name="T7" style:family="text">
      <style:text-properties style:font-name="cmmi10" fo:font-size="8pt" fo:font-weight="normal" style:font-size-asian="8pt" style:font-weight-asian="bold" style:font-size-complex="8pt" style:font-weight-complex="bold"/>
    </style:style>
    <style:style style:name="T8" style:family="text">
      <style:text-properties style:text-position="-33% 58%" style:font-name="cmmi101" fo:font-size="8pt" fo:font-weight="normal" style:font-name-asian="cmmi101" style:font-size-asian="8pt" style:font-weight-asian="bold" style:font-name-complex="cmmi101" style:font-size-complex="8pt" style:font-weight-complex="bold"/>
    </style:style>
    <style:style style:name="T9" style:family="text">
      <style:text-properties style:font-name="cmr10" fo:font-size="8pt" fo:font-weight="normal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9.032cm" svg:y="1.3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536cm" svg:y="1.443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9.155cm" svg:y1="5.126cm" svg:x2="26.013cm" svg:y2="5.126cm">
          <text:p/>
        </draw:line>
        <draw:line draw:style-name="gr4" draw:text-style-name="P2" draw:layer="layout" svg:x1="22.457cm" svg:y1="5.126cm" svg:x2="22.457cm" svg:y2="3.856cm">
          <text:p/>
        </draw:line>
        <draw:circle draw:style-name="gr5" draw:text-style-name="P2" draw:layer="layout" svg:width="2.54cm" svg:height="2.54cm" svg:x="21.187cm" svg:y="3.856cm" draw:kind="cut" draw:start-angle="0" draw:end-angle="180">
          <text:p/>
        </draw:circle>
        <draw:frame draw:style-name="gr6" draw:text-style-name="P3" draw:layer="layout" svg:width="0.773cm" svg:height="0.675cm" svg:x="22.082cm" svg:y="3.215cm">
          <draw:text-box>
            <text:p><text:span text:style-name="T1">n</text:span></text:p>
          </draw:text-box>
        </draw:frame>
        <draw:line draw:style-name="gr3" draw:text-style-name="P2" draw:layer="layout" svg:x1="19.917cm" svg:y1="1.824cm" svg:x2="20.425cm" svg:y2="2.078cm">
          <text:p/>
        </draw:line>
        <draw:line draw:style-name="gr3" draw:text-style-name="P2" draw:layer="layout" svg:x1="19.918cm" svg:y1="1.825cm" svg:x2="20.044cm" svg:y2="2.332cm">
          <text:p/>
        </draw:line>
        <draw:line draw:style-name="gr4" draw:text-style-name="P2" draw:layer="layout" svg:x1="22.457cm" svg:y1="5.135cm" svg:x2="20.794cm" svg:y2="2.967cm">
          <text:p/>
        </draw:line>
        <draw:custom-shape draw:style-name="gr7" draw:text-style-name="P4" draw:layer="layout" svg:width="0.073cm" svg:height="0.189cm" draw:transform="rotate (-0.882089403957934) translate (20.194cm 2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24.87cm" svg:y="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4.997cm" svg:y1="1.697cm" svg:x2="24.997cm" svg:y2="1.443cm">
          <text:p/>
        </draw:line>
        <draw:line draw:style-name="gr3" draw:text-style-name="P2" draw:layer="layout" svg:x1="24.997cm" svg:y1="2.205cm" svg:x2="24.997cm" svg:y2="1.951cm">
          <text:p/>
        </draw:line>
        <draw:line draw:style-name="gr3" draw:text-style-name="P2" draw:layer="layout" svg:x1="25.124cm" svg:y1="1.824cm" svg:x2="25.378cm" svg:y2="1.824cm">
          <text:p/>
        </draw:line>
        <draw:line draw:style-name="gr3" draw:text-style-name="P2" draw:layer="layout" svg:x1="24.616cm" svg:y1="1.824cm" svg:x2="24.87cm" svg:y2="1.824cm">
          <text:p/>
        </draw:line>
        <draw:line draw:style-name="gr3" draw:text-style-name="P2" draw:layer="layout" svg:x1="24.743cm" svg:y1="1.57cm" svg:x2="24.87cm" svg:y2="1.697cm">
          <text:p/>
        </draw:line>
        <draw:line draw:style-name="gr3" draw:text-style-name="P2" draw:layer="layout" svg:x1="25.251cm" svg:y1="1.57cm" svg:x2="25.124cm" svg:y2="1.697cm">
          <text:p/>
        </draw:line>
        <draw:line draw:style-name="gr3" draw:text-style-name="P2" draw:layer="layout" svg:x1="25.251cm" svg:y1="2.078cm" svg:x2="25.124cm" svg:y2="1.951cm">
          <text:p/>
        </draw:line>
        <draw:line draw:style-name="gr3" draw:text-style-name="P2" draw:layer="layout" svg:x1="24.743cm" svg:y1="2.078cm" svg:x2="24.87cm" svg:y2="1.951cm">
          <text:p/>
        </draw:line>
        <draw:line draw:style-name="gr4" draw:text-style-name="P2" draw:layer="layout" svg:x1="22.457cm" svg:y1="5.126cm" svg:x2="24.611cm" svg:y2="2.332cm">
          <text:p/>
        </draw:line>
        <draw:frame draw:style-name="gr9" draw:text-style-name="P3" draw:layer="layout" svg:width="0.874cm" svg:height="0.769cm" svg:x="23.825cm" svg:y="3.067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908cm" svg:height="0.769cm" svg:x="20.425cm" svg:y="3.368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75cm" svg:x="19.102cm" svg:y="1.564cm">
          <draw:text-box>
            <text:p><text:span text:style-name="T4">E</text:span></text:p>
          </draw:text-box>
        </draw:frame>
        <draw:frame draw:style-name="gr12" draw:text-style-name="P5" draw:layer="layout" svg:width="0.79cm" svg:height="0.675cm" svg:x="25.251cm" svg:y="1.565cm">
          <draw:text-box>
            <text:p><text:span text:style-name="T4">L</text:span></text:p>
          </draw:text-box>
        </draw:frame>
        <draw:line draw:style-name="gr3" draw:text-style-name="P2" draw:layer="layout" svg:x1="20.044cm" svg:y1="3.252cm" svg:x2="21.314cm" svg:y2="2.301cm">
          <text:p/>
        </draw:line>
        <draw:line draw:style-name="gr13" draw:text-style-name="P2" draw:layer="layout" svg:x1="20.806cm" svg:y1="2.977cm" svg:x2="20.115cm" svg:y2="2.078cm">
          <text:p/>
        </draw:line>
        <draw:frame draw:style-name="gr14" draw:text-style-name="P5" draw:layer="layout" svg:width="1.018cm" svg:height="0.769cm" svg:x="19.28cm" svg:y="3.094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75cm" svg:x="20.372cm" svg:y="1.951cm">
          <draw:text-box>
            <text:p><text:span text:style-name="T4">d</text:span></text:p>
          </draw:text-box>
        </draw:frame>
        <draw:custom-shape draw:style-name="gr15" draw:text-style-name="P1" draw:layer="layout" svg:width="1.27cm" svg:height="1.27cm" svg:x="24.582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457cm" svg:y1="5.126cm" svg:x2="24.113cm" svg:y2="4.349cm">
          <text:p/>
        </draw:line>
        <draw:custom-shape draw:style-name="gr16" draw:text-style-name="P6" draw:layer="layout" svg:width="0.254cm" svg:height="0.254cm" svg:x="22.33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75cm" svg:x="24.781cm" svg:y="3.535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24.491cm 4.635cm)" draw:kind="cut" draw:start-angle="0" draw:end-angle="180">
          <text:p/>
        </draw:circle>
        <draw:custom-shape draw:style-name="gr16" draw:text-style-name="P6" draw:layer="layout" svg:width="0.254cm" svg:height="0.254cm" svg:x="24.514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1cm" svg:height="4cm" svg:x="8cm" svg:y="8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7cm" svg:y1="8.2cm" svg:x2="13.4cm" svg:y2="8.2cm">
          <text:p/>
        </draw:line>
        <draw:line draw:style-name="gr21" draw:text-style-name="P2" draw:layer="layout" svg:x1="9.7cm" svg:y1="11.8cm" svg:x2="13.4cm" svg:y2="11.8cm">
          <text:p/>
        </draw:line>
        <draw:line draw:style-name="gr22" draw:text-style-name="P2" draw:layer="layout" svg:x1="8.2cm" svg:y1="10cm" svg:x2="9.7cm" svg:y2="8.2cm">
          <text:p/>
        </draw:line>
        <draw:line draw:style-name="gr23" draw:text-style-name="P2" draw:layer="layout" svg:x1="9.7cm" svg:y1="11.8cm" svg:x2="8.2cm" svg:y2="10cm">
          <text:p/>
        </draw:line>
        <draw:line draw:style-name="gr24" draw:text-style-name="P2" draw:layer="layout" svg:x1="14.9cm" svg:y1="10cm" svg:x2="13.4cm" svg:y2="8.2cm">
          <text:p/>
        </draw:line>
        <draw:line draw:style-name="gr25" draw:text-style-name="P2" draw:layer="layout" svg:x1="14.9cm" svg:y1="10cm" svg:x2="13.4cm" svg:y2="11.8cm">
          <text:p/>
        </draw:line>
        <draw:line draw:style-name="gr3" draw:text-style-name="P2" draw:layer="layout" svg:x1="9.708cm" svg:y1="9.229cm" svg:x2="9.708cm" svg:y2="10.729cm">
          <text:p/>
        </draw:line>
        <draw:custom-shape draw:style-name="gr26" draw:text-style-name="P1" draw:layer="layout" svg:width="1cm" svg:height="1cm" svg:x="13.2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cm" svg:height="1cm" svg:x="1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12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15cm" svg:height="0.675cm" svg:x="8.214cm" svg:y="9.728cm">
          <draw:text-box>
            <text:p><text:span text:style-name="T6">E</text:span></text:p>
          </draw:text-box>
        </draw:frame>
        <draw:custom-shape draw:style-name="gr29" draw:text-style-name="P1" draw:layer="layout" svg:width="0.548cm" svg:height="0.548cm" draw:transform="rotate (0.903731486682664) translate (8.446cm 10.045cm)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8.831cm" svg:y1="9.999cm" svg:x2="9.201cm" svg:y2="9.825cm">
          <text:p/>
        </draw:line>
        <draw:line draw:style-name="gr3" draw:text-style-name="P2" draw:layer="layout" svg:x1="8.832cm" svg:y1="9.999cm" svg:x2="9.175cm" svg:y2="10.153cm">
          <text:p/>
        </draw:line>
        <draw:custom-shape draw:style-name="gr7" draw:text-style-name="P4" draw:layer="layout" svg:width="0.053cm" svg:height="0.136cm" draw:transform="rotate (0.0216420827247297) translate (9.061cm 9.9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018cm" svg:height="0.769cm" svg:x="9.358cm" svg:y="8.752cm">
          <draw:text-box>
            <text:p><text:span text:style-name="T7">E</text:span><text:span text:style-name="T8">¦</text:span></text:p>
          </draw:text-box>
        </draw:frame>
        <draw:frame draw:style-name="gr30" draw:text-style-name="P9" draw:layer="layout" svg:width="0.866cm" svg:height="0.675cm" svg:x="12.07cm" svg:y="8.845cm">
          <draw:text-box>
            <text:p><text:span text:style-name="T9">(1)</text:span></text:p>
          </draw:text-box>
        </draw:frame>
        <draw:frame draw:style-name="gr30" draw:text-style-name="P9" draw:layer="layout" svg:width="0.866cm" svg:height="0.675cm" svg:x="13.264cm" svg:y="9.753cm">
          <draw:text-box>
            <text:p><text:span text:style-name="T9">(2)</text:span></text:p>
          </draw:text-box>
        </draw:frame>
        <draw:frame draw:style-name="gr30" draw:text-style-name="P9" draw:layer="layout" svg:width="0.866cm" svg:height="0.675cm" svg:x="12.07cm" svg:y="10.578cm">
          <draw:text-box>
            <text:p><text:span text:style-name="T9">(3)</text:span></text:p>
          </draw:text-box>
        </draw:frame>
        <draw:g>
          <draw:custom-shape draw:style-name="gr31" draw:text-style-name="P10" draw:layer="layout" svg:width="0.7cm" svg:height="0.7cm" draw:transform="rotate (0.523598775598299) translate (10.979cm 9.838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2" draw:text-style-name="P10" draw:layer="layout" svg:width="0.499cm" svg:height="0.499cm" draw:transform="rotate (0.523598775598299) translate (11.117cm 9.875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3" draw:text-style-name="P10" draw:layer="layout" svg:width="0.1cm" svg:height="0.1cm" draw:transform="rotate (0.523598775598299) translate (11.389cm 9.948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33" draw:text-style-name="P10" draw:layer="layout" svg:width="0.1cm" svg:height="0.2cm" draw:transform="rotate (0.523598775598299) translate (11.589cm 10.29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0.14cm" svg:height="0.258cm" draw:transform="rotate (-0.523598775598299) translate (11.223cm 9.403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3370.2127659574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10" draw:layer="layout" svg:width="0.066cm" svg:height="0.067cm" draw:transform="rotate (1.30899693899575) translate (11.111cm 9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0" draw:text-style-name="P9" draw:layer="layout" svg:width="0.866cm" svg:height="0.675cm" svg:x="12.07cm" svg:y="10.579cm">
          <draw:text-box>
            <text:p><text:span text:style-name="T9">(3)</text:span></text:p>
          </draw:text-box>
        </draw:frame>
        <draw:frame draw:style-name="gr30" draw:text-style-name="P9" draw:layer="layout" svg:width="0.866cm" svg:height="0.675cm" svg:x="10.816cm" svg:y="10.312cm">
          <draw:text-box>
            <text:p><text:span text:style-name="T9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 style:font-adornments="Regular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6T22:19:51.510192114</dc:date>
    <meta:editing-duration>PT2H20M16S</meta:editing-duration>
    <meta:editing-cycles>75</meta:editing-cycles>
    <meta:generator>LibreOffice/5.4.2.2.0$Linux_X86_64 LibreOffice_project/40m0$Build-2</meta:generator>
    <meta:document-statistic meta:object-count="63"/>
  </office:meta>
</office:document-meta>
</file>